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429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5.605cm" svg:y1="7.35cm" svg:x2="3.794cm" svg:y2="15.224cm">
          <text:p/>
        </draw:line>
        <draw:custom-shape draw:style-name="gr2" draw:text-style-name="P1" draw:layer="layout" svg:width="0.254cm" svg:height="0.254cm" svg:x="8.747cm" svg:y="11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254cm" svg:height="0.254cm" svg:x="14.589cm" svg:y="11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8.747cm" svg:y1="11.668cm" svg:x2="5.191cm" svg:y2="6.461cm">
          <text:p/>
        </draw:line>
        <draw:custom-shape draw:style-name="gr2" draw:text-style-name="P1" draw:layer="layout" svg:width="0.254cm" svg:height="0.254cm" svg:x="11.16cm" svg:y="6.4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8.874cm" svg:y1="11.668cm" svg:x2="11.16cm" svg:y2="6.715cm">
          <text:p/>
        </draw:line>
        <draw:line draw:style-name="gr4" draw:text-style-name="P1" draw:layer="layout" svg:x1="9.001cm" svg:y1="11.795cm" svg:x2="14.462cm" svg:y2="11.668cm">
          <text:p/>
        </draw:line>
        <draw:line draw:style-name="gr4" draw:text-style-name="P1" draw:layer="layout" svg:x1="9.001cm" svg:y1="11.923cm" svg:x2="11.033cm" svg:y2="14.589cm">
          <text:p/>
        </draw:line>
        <draw:line draw:style-name="gr4" draw:text-style-name="P1" draw:layer="layout" svg:x1="8.747cm" svg:y1="11.668cm" svg:x2="6.969cm" svg:y2="9.001cm">
          <text:p/>
        </draw:line>
        <draw:frame draw:style-name="gr5" draw:layer="layout" svg:width="1.056cm" svg:height="1.171cm" svg:x="14.803cm" svg:y="11.005cm">
          <draw:text-box>
            <text:p>p<text:span text:style-name="T1">2</text:span></text:p>
          </draw:text-box>
        </draw:frame>
        <draw:frame draw:style-name="gr6" draw:layer="layout" svg:width="1.056cm" svg:height="1.171cm" svg:x="11.12cm" svg:y="5.445cm">
          <draw:text-box>
            <text:p>p<text:span text:style-name="T1">1</text:span></text:p>
          </draw:text-box>
        </draw:frame>
        <draw:frame draw:style-name="gr5" draw:layer="layout" svg:width="1.056cm" svg:height="1.171cm" svg:x="13.446cm" svg:y="8.846cm">
          <draw:text-box>
            <text:p>p<text:span text:style-name="T1">3</text:span></text:p>
          </draw:text-box>
        </draw:frame>
        <draw:frame draw:style-name="gr5" draw:layer="layout" svg:width="1.056cm" svg:height="1.171cm" svg:x="7.096cm" svg:y="10.017cm">
          <draw:text-box>
            <text:p>d<text:span text:style-name="T1">1</text:span></text:p>
          </draw:text-box>
        </draw:frame>
        <draw:frame draw:style-name="gr5" draw:layer="layout" svg:width="1.056cm" svg:height="1.171cm" svg:x="9.001cm" svg:y="12.557cm">
          <draw:text-box>
            <text:p>d<text:span text:style-name="T1">2</text:span></text:p>
          </draw:text-box>
        </draw:frame>
        <draw:custom-shape draw:style-name="gr2" draw:text-style-name="P1" draw:layer="layout" svg:width="0.254cm" svg:height="0.254cm" svg:x="12.938cm" svg:y="8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layer="layout" svg:width="1.023cm" svg:height="1.171cm" svg:x="10.017cm" svg:y="8.465cm">
          <draw:text-box>
            <text:p>v<text:span text:style-name="T1">1</text:span></text:p>
          </draw:text-box>
        </draw:frame>
        <draw:frame draw:style-name="gr5" draw:layer="layout" svg:width="1.023cm" svg:height="1.171cm" svg:x="11.374cm" svg:y="10.652cm">
          <draw:text-box>
            <text:p>v<text:span text:style-name="T1">2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1-10-19T18:31:35</meta:creation-date>
    <dc:date>2011-10-19T18:48:18</dc:date>
    <dc:creator>Etay Meiri</dc:creator>
    <meta:editing-duration>PT1M12S</meta:editing-duration>
    <meta:editing-cycles>2</meta:editing-cycles>
    <meta:generator>LibreOffice/3.4$Unix LibreOffice_project/340m1$Build-302</meta:generator>
    <meta:document-statistic meta:object-count="17"/>
  </office:meta>
</office:document-meta>
</file>